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ac3" officeooo:paragraph-rsid="00048ac3"/>
    </style:style>
    <style:style style:name="P2" style:family="paragraph" style:parent-style-name="Standard">
      <style:text-properties officeooo:rsid="0006178f" officeooo:paragraph-rsid="0006178f"/>
    </style:style>
    <style:style style:name="T1" style:family="text">
      <style:text-properties officeooo:rsid="000617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#</text:span>2.1</text:p>
      <text:p text:style-name="P1">class Vehicle:</text:p>
      <text:p text:style-name="P1"><text:tab/>def __init__(self,name,kind,colour,desc):</text:p>
      <text:p text:style-name="P1"><text:tab/><text:tab/>self.name=name</text:p>
      <text:p text:style-name="P1"><text:tab/><text:tab/>self.kind=kind</text:p>
      <text:p text:style-name="P1"><text:tab/><text:tab/>self.colour=colour</text:p>
      <text:p text:style-name="P1"><text:tab/><text:tab/>self.desc=desc</text:p>
      <text:p text:style-name="P1"><text:tab/></text:p>
      <text:p text:style-name="P1"><text:tab/>def display(self):</text:p>
      <text:p text:style-name="P1"><text:tab/><text:tab/>print "Name:",self.name</text:p>
      <text:p text:style-name="P1"><text:tab/><text:tab/>print "Kind:",self.kind</text:p>
      <text:p text:style-name="P1"><text:tab/><text:tab/>print "Colour:",self.colour</text:p>
      <text:p text:style-name="P1"><text:tab/><text:tab/>print "Description",self.desc</text:p>
      <text:p text:style-name="P1"/>
      <text:p text:style-name="P1">v1=Vehicle("Car1","Convertible","Red","$60,000")</text:p>
      <text:p text:style-name="P1">v2=Vehicle("Jump","Van","Blue","$10,000")</text:p>
      <text:p text:style-name="P1"/>
      <text:p text:style-name="P1">v1.display()</text:p>
      <text:p text:style-name="P1">print " "</text:p>
      <text:p text:style-name="P1">v2.display()</text:p>
      <text:p text:style-name="P1">----OUTPUT-----</text:p>
      <text:p text:style-name="P1">c502@comp:~$ python exp2.py</text:p>
      <text:p text:style-name="P1">Name: Car1</text:p>
      <text:p text:style-name="P1">Kind: Convertible</text:p>
      <text:p text:style-name="P1">Colour: Red</text:p>
      <text:p text:style-name="P1">Description $60,000</text:p>
      <text:p text:style-name="P1"><text:s/></text:p>
      <text:p text:style-name="P1">Name: Jump</text:p>
      <text:p text:style-name="P1">Kind: Van</text:p>
      <text:p text:style-name="P1">Colour: Blue</text:p>
      <text:p text:style-name="P1">Description $10,000</text:p>
      <text:p text:style-name="P1"/>
      <text:p text:style-name="P1">#2.2</text:p>
      <text:p text:style-name="P1">class Person:</text:p>
      <text:p text:style-name="P1"><text:tab/>def __init__(self,name,age):</text:p>
      <text:p text:style-name="P1"><text:tab/><text:tab/>self.name = name</text:p>
      <text:p text:style-name="P1"><text:tab/><text:tab/>self.age = age</text:p>
      <text:p text:style-name="P1"><text:tab/>def displayPerson(self):</text:p>
      <text:p text:style-name="P1"><text:tab/><text:tab/>print "Name:",self.name</text:p>
      <text:p text:style-name="P1"><text:tab/><text:tab/>print "Age:",self.age</text:p>
      <text:p text:style-name="P1">class Student:</text:p>
      <text:p text:style-name="P1"><text:tab/>def __init__(self,id):<text:tab/><text:tab/><text:tab/><text:tab/></text:p>
      <text:p text:style-name="P1"><text:tab/><text:tab/>self.id = id</text:p>
      <text:p text:style-name="P1"><text:tab/>def displayStudent(self):</text:p>
      <text:p text:style-name="P1"><text:tab/><text:tab/>print "Student id:",self.id<text:tab/></text:p>
      <text:p text:style-name="P1">class Address(Person,Student):</text:p>
      <text:p text:style-name="P1"><text:tab/>def __init__(self,name,age,id):</text:p>
      <text:p text:style-name="P1"><text:tab/><text:tab/>Person.__init__(self,name,age)</text:p>
      <text:p text:style-name="P1"><text:tab/><text:tab/>Student.__init__(self,id)</text:p>
      <text:p text:style-name="P1"><text:tab/><text:tab/></text:p>
      <text:p text:style-name="P1"><text:tab/>def disp(self):</text:p>
      <text:p text:style-name="P1"><text:soft-page-break/><text:tab/><text:tab/>Person.displayPerson(self)</text:p>
      <text:p text:style-name="P1"><text:tab/><text:tab/>Student.displayStudent(self)</text:p>
      <text:p text:style-name="P1">r1 = Address("Yash",20,123)</text:p>
      <text:p text:style-name="P1">r1.disp()</text:p>
      <text:p text:style-name="P1">print("")</text:p>
      <text:p text:style-name="P1">r2 = Address("Bhaven",21,456)</text:p>
      <text:p text:style-name="P1">r2.disp()</text:p>
      <text:p text:style-name="P1"/>
      <text:p text:style-name="P1">----OUTPUT-----</text:p>
      <text:p text:style-name="P1"/>
      <text:p text:style-name="P1">c502@comp:~$ python exp2.py</text:p>
      <text:p text:style-name="P1">Name: Yash</text:p>
      <text:p text:style-name="P1">Age: 20</text:p>
      <text:p text:style-name="P1">Student id: 123</text:p>
      <text:p text:style-name="P1"/>
      <text:p text:style-name="P1">Name: Bhaven</text:p>
      <text:p text:style-name="P1">Age: 21</text:p>
      <text:p text:style-name="P1">Student id: 456</text:p>
      <text:p text:style-name="P1"/>
      <text:p text:style-name="P2">#2.3</text:p>
      <text:p text:style-name="P2">try:</text:p>
      <text:p text:style-name="P2"><text:tab/>a = int(raw_input("Enter a number: "))</text:p>
      <text:p text:style-name="P2"><text:tab/>b = int(raw_input("Enter second number: "))</text:p>
      <text:p text:style-name="P2"><text:tab/></text:p>
      <text:p text:style-name="P2"><text:tab/>print(a/b)</text:p>
      <text:p text:style-name="P2">except ZeroDivisionError:</text:p>
      <text:p text:style-name="P2"><text:tab/>print("Division by 0 not allowed")</text:p>
      <text:p text:style-name="P2">except ValueError:</text:p>
      <text:p text:style-name="P2"><text:tab/>print("Incorrect Datatype")</text:p>
      <text:p text:style-name="P2">except:</text:p>
      <text:p text:style-name="P2"><text:tab/>print("Enter int type of data")<text:tab/></text:p>
      <text:p text:style-name="P2"><text:tab/></text:p>
      <text:p text:style-name="P2">finally:</text:p>
      <text:p text:style-name="P2"><text:tab/>print("Finally <text:s/>executed.")</text:p>
      <text:p text:style-name="P2"/>
      <text:p text:style-name="P2">----OUTPUT----</text:p>
      <text:p text:style-name="P2">c502@comp:~$ python exp2.py</text:p>
      <text:p text:style-name="P2">Enter a number: 10</text:p>
      <text:p text:style-name="P2">Enter second number: 0</text:p>
      <text:p text:style-name="P2">Division by 0 not allowed</text:p>
      <text:p text:style-name="P2">Finally <text:s/>execut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22:28:01.305741888</meta:creation-date>
    <dc:date>2018-02-01T22:51:44.613522548</dc:date>
    <meta:editing-duration>PT13M33S</meta:editing-duration>
    <meta:editing-cycles>1</meta:editing-cycles>
    <meta:document-statistic meta:table-count="0" meta:image-count="0" meta:object-count="0" meta:page-count="2" meta:paragraph-count="84" meta:word-count="169" meta:character-count="1592" meta:non-whitespace-character-count="1440"/>
    <meta:generator>LibreOffice/5.1.6.2$Linux_X86_64 LibreOffice_project/10m0$Build-2</meta:generator>
  </office:meta>
</office:document-meta>
</file>